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753cm" fo:margin-left="1.247cm" table:align="left"/>
    </style:style>
    <style:style style:name="Table1.A" style:family="table-column">
      <style:table-column-properties style:column-width="4.697cm"/>
    </style:style>
    <style:style style:name="Table1.B" style:family="table-column">
      <style:table-column-properties style:column-width="11.05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598cm" table:align="left"/>
    </style:style>
    <style:style style:name="Table2.A" style:family="table-column">
      <style:table-column-properties style:column-width="1.034cm"/>
    </style:style>
    <style:style style:name="Table2.B" style:family="table-column">
      <style:table-column-properties style:column-width="3.565cm"/>
    </style:style>
    <style:style style:name="Table2.A1" style:family="table-cell">
      <style:table-cell-properties style:vertical-align="middle" fo:padding="0.049cm" fo:border="none"/>
    </style:style>
    <style:style style:name="Table2.B1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Standard">
      <style:text-properties officeooo:rsid="001ef0ee" officeooo:paragraph-rsid="001ef0ee"/>
    </style:style>
    <style:style style:name="P3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Strong_20_Emphasis">Server</text:span></text:p>
          </table:table-cell>
          <table:table-cell table:style-name="Table1.A1" office:value-type="string">
            <text:p text:style-name="Table_20_Contents">smtp.sendgrid.ne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rts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>25, 587</text:p>
                </table:table-cell>
                <table:table-cell table:style-name="Table2.B1" office:value-type="string">
                  <text:p text:style-name="Table_20_Contents">(for unencrypted/TLS connections)</text:p>
                </table:table-cell>
              </table:table-row>
              <table:table-row>
                <table:table-cell table:style-name="Table2.A1" office:value-type="string">
                  <text:p text:style-name="Table_20_Contents">465</text:p>
                </table:table-cell>
                <table:table-cell table:style-name="Table2.B1" office:value-type="string">
                  <text:p text:style-name="Table_20_Contents">(for SSL connections)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<text:span text:style-name="Strong_20_Emphasis">Username</text:span></text:p>
          </table:table-cell>
          <table:table-cell table:style-name="Table1.A1" office:value-type="string">
            <text:p text:style-name="Table_20_Contents">apike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ssword</text:span></text:p>
          </table:table-cell>
          <table:table-cell table:style-name="Table1.A1" office:value-type="string">
            <text:p text:style-name="Table_20_Contents">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</text:p>
          </table:table-cell>
        </table:table-row>
      </table:table>
      <text:list xml:id="list1650479735646236192" text:style-name="L1">
        <text:list-item text:start-value="2">
          <text:p text:style-name="P3"/>
        </text:list-item>
      </text:list>
      <text:p text:style-name="Standard"/>
      <text:p text:style-name="Standard"/>
      <text:p text:style-name="P2">config.action_mailer.delivery_method = :smtp</text:p>
      <text:p text:style-name="P2">config.action_mailer.smtp_settings = {</text:p>
      <text:p text:style-name="P2">  address:              'smtp.gmail.com',</text:p>
      <text:p text:style-name="P2">  port:                 587,</text:p>
      <text:p text:style-name="P2">  domain:               'example.com',</text:p>
      <text:p text:style-name="P2">  user_name:            '&lt;username&gt;',</text:p>
      <text:p text:style-name="P2">  password:             '&lt;password&gt;',</text:p>
      <text:p text:style-name="P2">  authentication:       'plain',</text:p>
      <text:p text:style-name="P2">  enable_starttls_auto: true 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5:43:34.357643429</meta:creation-date>
    <dc:date>2016-12-15T15:46:37.473747682</dc:date>
    <meta:editing-duration>P0D</meta:editing-duration>
    <meta:editing-cycles>2</meta:editing-cycles>
    <meta:generator>LibreOffice/4.2.8.2$Linux_X86_64 LibreOffice_project/420m0$Build-2</meta:generator>
    <meta:document-statistic meta:table-count="2" meta:image-count="0" meta:object-count="0" meta:page-count="1" meta:paragraph-count="21" meta:word-count="38" meta:character-count="511" meta:non-whitespace-character-count="407"/>
  </office:meta>
</office:document-meta>
</file>